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Times New Roman" fo:font-size="18pt" fo:font-style="normal" style:text-underline-style="solid" style:text-underline-width="auto" style:text-underline-color="font-color" fo:font-weight="normal" fo:background-color="transparent"/>
    </style:style>
    <style:style style:name="P2"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423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5" style:family="paragraph" style:parent-style-name="Text_20_body" style:list-style-name="L1">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6"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d2be6f5-7fff-0d9f-192b-ab65b9e444c7"/>ΣΥΜΒΟΛΑΙΟ ΣΥΝΕΡΓΑΣΙΑΣ</text:p>
      <text:p text:style-name="P2">Τα εξής μέλη της ομάδας: </text:p>
      <text:list xml:id="list2615015372" text:style-name="L1">
        <text:list-item>
          <text:p text:style-name="P3">ΣΥΜΕΩΝ ΓΙΑΝΝΟΠΟΥΛΟΣ (A.M.: iis22116)</text:p>
        </text:list-item>
        <text:list-item>
          <text:p text:style-name="P4">ΓΙΩΡΓΟΣ ΠΑΠΑΔΟΠΟΥΛΟΣ (A.M.: iis22057)</text:p>
        </text:list-item>
        <text:list-item>
          <text:p text:style-name="P4">ΑΛΕΞΑΝΔΡΟΣ ΑΣΚΑΡΙΔΗΣ (A.M.: ics22012)</text:p>
        </text:list-item>
        <text:list-item>
          <text:p text:style-name="P4">ΣΩΤΗΡΙΟΣ ΚΑΡΑΓΙΑΝΝΗΣ (A.M.: ics22085)</text:p>
        </text:list-item>
        <text:list-item>
          <text:p text:style-name="P5">ΠΑΝΑΓΙΩΤΗΣ ΒΟΥΡΝΑΖΗΣ (A.M.: iis22058)</text:p>
        </text:list-item>
      </text:list>
      <text:p text:style-name="P6">συμφώνησαν να χρησιμοποιούν ως μέσο επικοινωνίας την πλατφόρμα “Discord”, το Google docs για την από κοινού συγγραφή των εγγράφων κι ένα Kanban board στο Jira Software, καθώς και στην πραγματοποίηση μιας εβδομαδιαίας διαδικτυακής συνάντησης.</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0T23:18:24.170000000</meta:creation-date>
    <dc:date>2022-11-20T23:19:24.176000000</dc:date>
    <meta:editing-duration>PT1M</meta:editing-duration>
    <meta:editing-cycles>1</meta:editing-cycles>
    <meta:document-statistic meta:table-count="0" meta:image-count="0" meta:object-count="0" meta:page-count="1" meta:paragraph-count="9" meta:word-count="66" meta:character-count="477" meta:non-whitespace-character-count="422"/>
    <meta:generator>LibreOffice/7.3.4.2$Windows_X86_64 LibreOffice_project/728fec16bd5f605073805c3c9e7c4212a0120dc5</meta:generator>
  </office:meta>
</office:document-meta>
</file>